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O'Brien</text:p>
      <text:p text:style-name="P1">Homework #3</text:p>
      <text:p text:style-name="P1">November 19<text:span text:style-name="T1">th</text:span></text:p>
      <text:p text:style-name="P2"><text:span text:style-name="T1"/></text:p>
      <text:p text:style-name="P2"><text:span text:style-name="T1"/></text:p>
      <text:p text:style-name="P2"><text:span text:style-name="T1"/></text:p>
      <text:p text:style-name="P2"><text:span text:style-name="T1"><text:tab/></text:span>Hashing Comparions:</text:p>
      <text:p text:style-name="P2"><text:tab/><text:tab/></text:p>
      <text:p text:style-name="P2"><text:tab/><text:tab/>The hashing comparisons that seemed interesting was the one that we implemeneted with a chaining and linked lists. It used the key value to gain an index, then accessed that list. A simple key would increase the overall time taken for each search, because there would be little difference between each value found, and pretty much just end up as a linear linked list. But with a larger index and a more intelligent design, the table becomes more efficient. </text:p>
      <text:p text:style-name="P2"><text:tab/><text:tab/>The rest of the hashing comparisons seemed to be very complex, linking between different types, probing, and so on. Which seemed to be way outside of my understanding. One technique I found to be possible to implement in this assignment was a two choice technique. That there were two different functions, setting two different indexes, then whichever list had the fewest items, that one would gain the new node. That seems that it would be a very helpful and easily implemented technique for this assignment.</text:p>
      <text:p text:style-name="P2"><text:tab/></text:p>
      <text:p text:style-name="P2"/>
      <text:p text:style-name="P2"><text:tab/>Ethics:</text:p>
      <text:p text:style-name="P2"><text:tab/><text:tab/>The very first and obvious rule would be to make sure all data is private within the classes, and not just a struct node for anyone to play with at their own whim. Secondly you would need to hope that your employees or coworkers aren't memorizing the information that they can see when testing and working with code and using it in a harmful way. But most importantly that all of the programmers are to handle the information in the most precise way, and keeping all of it within the hidden private data members.</text:p>
      <text:p text:style-name="P2"><text:tab/></text:p>
      <text:p text:style-name="P2"><text:tab/>Linux:</text:p>
      <text:p text:style-name="P2"><text:tab/></text:p>
      <text:p text:style-name="P2"><text:tab/><text:tab/>Makefile seems to be a more efficient way to compile and create executable files for multiple .cpp files. When we do the basic compile, it will only be affecting one cpp file, where as the makefile seems to consider all of the cpp files in a folder and creates an executable file. And if I'm understanding this correctly, it seems to make the compiler run in a more efficient way for multiple files.</text:p>
      <text:p text:style-name="P2"><text:tab/><text:tab/>Wall compiler flag seems to just determine the options of the error messages that are outputted when compiling. It is possible to show more or less of the errors when compiling. But it seems like no matter what, showing more is always better so you don't miss little mistakes. Which is something I make very often with my code, damn those ';'.</text:p>
      <text:p text:style-name="P2"><text:tab/><text:tab/>Breakpoints in GDB are used to stop a specific line of code. When using GDB you would type out “break” then the line you would want to stop at in the code. You can also use it to stop at certain functions, or any part of the code. There are also temporary breakpoints with “tbreak” which will only happen once, then be removed. Which I'm assuming can come in handy when using recursion. But I haven't really tested that portion out my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9T00:15:57.44</meta:creation-date>
    <meta:document-statistic meta:table-count="0" meta:image-count="0" meta:object-count="0" meta:page-count="1" meta:paragraph-count="16" meta:word-count="485" meta:character-count="2750"/>
    <dc:date>2014-11-19T00:36:59.69</dc:date>
    <meta:editing-duration>PT21M3S</meta:editing-duration>
    <meta:editing-cycles>1</meta:editing-cycles>
    <meta:generator>OpenOffice/4.1.0$Win32 OpenOffice.org_project/410m18$Build-9764</meta:generator>
  </office:meta>
</office:document-meta>
</file>